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Calibri" svg:font-family="Calibri"/>
    <style:font-face style:name="Cambria" svg:font-family="Cambria"/>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font-size="18.25pt" style:font-size-asian="16pt" style:font-size-complex="18.25pt"/>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6pt" style:font-name-asian="宋体1" style:font-size-asian="16pt" style:font-size-complex="16pt"/>
    </style:style>
    <style:style style:name="P4" style:family="paragraph" style:parent-style-name="Text_20_body">
      <style:text-properties officeooo:rsid="0005cf11" officeooo:paragraph-rsid="0005cf11" style:language-asian="zh" style:country-asian="CN"/>
    </style:style>
    <style:style style:name="P5" style:family="paragraph" style:parent-style-name="Text_20_body">
      <style:paragraph-properties fo:margin-left="0cm" fo:margin-right="0cm" fo:text-indent="0.741cm" style:auto-text-indent="false"/>
      <style:text-properties fo:font-size="16pt" style:font-size-asian="16pt" style:font-size-complex="16pt"/>
    </style:style>
    <style:style style:name="P6" style:family="paragraph" style:parent-style-name="Text_20_body">
      <style:paragraph-properties fo:margin-left="0cm" fo:margin-right="0cm" fo:text-indent="0.714cm" style:auto-text-indent="false"/>
      <style:text-properties fo:font-size="16pt" style:font-size-asian="16pt" style:font-size-complex="16pt"/>
    </style:style>
    <style:style style:name="P7" style:family="paragraph" style:parent-style-name="Text_20_body">
      <style:paragraph-properties fo:margin-left="0cm" fo:margin-right="0cm" fo:text-indent="0.714cm" style:auto-text-indent="false"/>
      <style:text-properties fo:font-size="16pt" style:font-name-asian="宋体1" style:font-size-asian="16pt" style:font-size-complex="16pt"/>
    </style:style>
    <style:style style:name="P8" style:family="paragraph" style:parent-style-name="Text_20_body">
      <style:paragraph-properties fo:margin-left="1.24cm" fo:margin-right="0cm" fo:text-indent="-0.741cm" style:auto-text-indent="false"/>
      <style:text-properties fo:font-size="16pt" style:font-size-asian="16pt" style:font-size-complex="16pt"/>
    </style:style>
    <style:style style:name="P9" style:family="paragraph" style:parent-style-name="Heading_20_1">
      <style:text-properties fo:font-size="16pt" style:font-size-asian="16pt" style:font-size-complex="16pt"/>
    </style:style>
    <style:style style:name="P10" style:family="paragraph" style:parent-style-name="Heading_20_2">
      <style:text-properties fo:font-size="16pt" style:font-size-asian="16pt" style:font-size-complex="16pt"/>
    </style:style>
    <style:style style:name="T1" style:family="text">
      <style:text-properties style:font-name="Calibri"/>
    </style:style>
    <style:style style:name="T2" style:family="text">
      <style:text-properties style:font-name="Calibri" fo:font-size="22pt" fo:font-weight="bold"/>
    </style:style>
    <style:style style:name="T3" style:family="text">
      <style:text-properties style:font-name="Calibri" fo:font-size="10.5pt"/>
    </style:style>
    <style:style style:name="T4" style:family="text">
      <style:text-properties style:font-name="Calibri" fo:font-weight="bold"/>
    </style:style>
    <style:style style:name="T5" style:family="text">
      <style:text-properties fo:font-size="22pt" fo:font-weight="bold"/>
    </style:style>
    <style:style style:name="T6" style:family="text">
      <style:text-properties fo:font-weight="bold"/>
    </style:style>
    <style:style style:name="T7" style:family="text">
      <style:text-properties style:font-name-asian="宋体1"/>
    </style:style>
    <style:style style:name="T8" style:family="text">
      <style:text-properties style:font-name-asian="宋体1" style:font-size-asian="22pt" style:font-weight-asian="bold"/>
    </style:style>
    <style:style style:name="T9" style:family="text">
      <style:text-properties style:font-name-asian="宋体1" style:font-size-asian="16pt" style:font-weight-asian="bold"/>
    </style:style>
    <style:style style:name="T10" style:family="text">
      <style:text-properties style:font-name-asian="宋体1" style:font-size-asian="10.5pt"/>
    </style:style>
    <style:style style:name="T11" style:family="text">
      <style:text-properties style:font-name-asian="宋体1" style:font-size-asian="10.5pt" style:font-style-asian="italic"/>
    </style:style>
    <style:style style:name="T12" style:family="text">
      <style:text-properties style:font-name-asian="宋体1" style:font-weight-asian="bold"/>
    </style:style>
    <style:style style:name="T13" style:family="text">
      <style:text-properties style:font-name-asian="宋体1" style:font-style-asian="italic"/>
    </style:style>
    <style:style style:name="T14" style:family="text">
      <style:text-properties style:font-name="Cambria" fo:font-size="16pt" fo:font-weight="bold"/>
    </style:style>
    <style:style style:name="T15" style:family="text">
      <style:text-properties style:font-name="Cambria" fo:font-weight="bold"/>
    </style:style>
    <style:style style:name="T16" style:family="text">
      <style:text-properties fo:font-size="16pt" fo:font-weight="bold"/>
    </style:style>
    <style:style style:name="T17" style:family="text">
      <style:text-properties fo:font-size="10.5pt"/>
    </style:style>
    <style:style style:name="T18" style:family="text">
      <style:text-properties fo:color="#ff0000" style:font-name-asian="宋体1"/>
    </style:style>
    <style:style style:name="T19" style:family="text">
      <style:text-properties fo:color="#ff0000" style:font-name-asian="宋体1" style:font-size-asian="10.5pt"/>
    </style:style>
    <style:style style:name="T20" style:family="text">
      <style:text-properties fo:color="#ff0000" style:font-name-asian="Calibri"/>
    </style:style>
    <style:style style:name="T21" style:family="text">
      <style:text-properties fo:color="#ff0000" style:font-name-asian="Calibri" style:font-size-asian="10.5pt"/>
    </style:style>
    <style:style style:name="T22" style:family="text">
      <style:text-properties style:font-name-asian="Calibri"/>
    </style:style>
    <style:style style:name="T23" style:family="text">
      <style:text-properties style:font-name-asian="Calibri" style:font-size-asian="10.5pt"/>
    </style:style>
    <style:style style:name="T24" style:family="text">
      <style:text-properties style:font-name="Wingdings"/>
    </style:style>
    <style:style style:name="T25" style:family="text">
      <style:text-properties style:font-name="Wingdings" fo:font-size="10.5pt"/>
    </style:style>
    <style:style style:name="fr1" style:family="graphic" style:parent-style-name="Frame">
      <style:graphic-properties fo:margin-left="1.005cm" fo:margin-right="0cm" fo:margin-top="0.318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8.176cm" fo:margin-right="0cm" fo:margin-top="0.079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3.995cm" fo:margin-right="0cm" fo:margin-top="0.132cm" fo:margin-bottom="0cm" style:wrap="run-through" style:number-wrapped-paragraphs="no-limit" style:vertical-pos="top" style:vertical-rel="char" style:horizontal-pos="from-left" style:horizontal-rel="page" fo:padding="0cm" fo:border="none"/>
    </style:style>
    <style:style style:name="fr4" style:family="graphic" style:parent-style-name="Frame">
      <style:graphic-properties fo:margin-left="3.995cm" fo:margin-right="0cm" fo:margin-top="0.026cm" fo:margin-bottom="0cm" style:wrap="run-through" style:number-wrapped-paragraphs="no-limit" style:vertical-pos="top" style:vertical-rel="char" style:horizontal-pos="from-left" style:horizontal-rel="page" fo:padding="0cm" fo:border="non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4">1.J</text:span><text:span text:style-name="T6">avaweb</text:span><text:span text:style-name="T12">前奏</text:span></text:h>
      <text:h text:style-name="P10" text:outline-level="2"><text:span text:style-name="T6">1</text:span><text:span text:style-name="T12">　</text:span><text:span text:style-name="T15">C/S</text:span><text:span text:style-name="T12">结构</text:span></text:h>
      <text:p text:style-name="P5">C/S<text:span text:style-name="T7">结构即客户端</text:span><text:span text:style-name="T1">/</text:span><text:span text:style-name="T7">服务器（</text:span><text:span text:style-name="T1">Client/Server</text:span><text:span text:style-name="T7">），例如</text:span><text:span text:style-name="T1">QQ</text:span><text:span text:style-name="T7">就是</text:span><text:span text:style-name="T1">C/S</text:span><text:span text:style-name="T7">结构的。我们每个人电脑上都需要安装</text:span><text:span text:style-name="T1">QQ</text:span><text:span text:style-name="T7">的客户端，客户端软件向服务器端软件发送请求，服务器端给客户端返回响应。</text:span></text:p>
      <text:p text:style-name="P5"><text:span text:style-name="T7">但是，因为客户端需要不断的更新，用户使用起来就比较麻烦。现在的</text:span>C/S<text:span text:style-name="T7">结构的客户端已经好多了，可以提示用户更新，用户只需要点击更新就可以了。最早时需要用户自己去官网上下载最新客户端，然后把老版本卸载，再去安装新版本。</text:span></text:p>
      <text:p text:style-name="P5"><text:span text:style-name="T18">基于</text:span><text:span text:style-name="T20">客户端的安装</text:span></text:p>
      <text:p text:style-name="P5"><draw:frame draw:style-name="fr2" draw:name="框架2" text:anchor-type="char" svg:x="8.176cm" svg:width="3.307cm" draw:z-index="0"><draw:text-box fo:min-height="2.593cm"><text:p text:style-name="P4">服务器</text:p></draw:text-box></draw:frame><draw:frame draw:style-name="fr1" draw:name="框架1" text:anchor-type="char" svg:x="1.005cm" svg:width="3.043cm" draw:z-index="1"><draw:text-box fo:min-height="1.799cm"><text:p text:style-name="P4">QQ</text:p></draw:text-box></draw:frame> </text:p>
      <text:p text:style-name="P5"> </text:p>
      <text:p text:style-name="P5"><draw:frame draw:style-name="fr3" draw:name="框架3" text:anchor-type="char" svg:x="3.995cm" svg:width="4.207cm" draw:z-index="2"><draw:text-box fo:min-height="0.212cm"><text:p text:style-name="Text_20_body"/></draw:text-box></draw:frame> </text:p>
      <text:h text:style-name="P10" text:outline-level="2"><text:span text:style-name="T6">2</text:span><text:span text:style-name="T12">　</text:span><text:span text:style-name="T15">B/S</text:span><text:span text:style-name="T12">结构</text:span></text:h>
      <text:p text:style-name="P5">B/S<text:span text:style-name="T7">结构即浏览器</text:span><text:span text:style-name="T1">/</text:span><text:span text:style-name="T7">服务器（</text:span><text:span text:style-name="T1">Browser/Server</text:span><text:span text:style-name="T7">），例如网站都是</text:span><text:span text:style-name="T1">B/S</text:span><text:span text:style-name="T7">结构的。当然，网站也只是</text:span><text:span text:style-name="T1">B/S</text:span><text:span text:style-name="T7">结构体系软件中的一种而已。网上银行也都是</text:span><text:span text:style-name="T1">B/S</text:span><text:span text:style-name="T7">结构的！</text:span></text:p>
      <text:p text:style-name="P5">B/S<text:span text:style-name="T7">结构的好处在于不需要用户更新客户端，客户端只需要有一个浏览器就</text:span><text:span text:style-name="T1">OK</text:span><text:span text:style-name="T7">。当软件需要更新时，开发人员只需要关心服务器端就行。就像你在浏览器中访问百度时，发现百度的主页发生了变化，但你也不需要更新什么。</text:span></text:p>
      <text:p text:style-name="P2"><text:span text:style-name="T1"><text:tab/></text:span><text:span text:style-name="T18">基于</text:span><text:span text:style-name="T20">浏览器</text:span></text:p>
      <text:p text:style-name="P5"><draw:frame draw:style-name="fr2" draw:name="框架5" text:anchor-type="char" svg:x="8.176cm" svg:width="3.307cm" draw:z-index="3"><draw:text-box fo:min-height="2.593cm"><text:p text:style-name="P4">服务器</text:p></draw:text-box></draw:frame><draw:frame draw:style-name="fr1" draw:name="框架4" text:anchor-type="char" svg:x="1.005cm" svg:width="3.043cm" draw:z-index="4"><draw:text-box fo:min-height="1.799cm"><text:p text:style-name="P4">浏览器</text:p></draw:text-box></draw:frame> </text:p>
      <text:p text:style-name="P5"> </text:p>
      <text:p text:style-name="P2"><draw:frame draw:style-name="fr4" draw:name="框架6" text:anchor-type="char" svg:x="3.995cm" svg:width="4.207cm" draw:z-index="5"><draw:text-box fo:min-height="0.212cm"><text:p text:style-name="Text_20_body"><draw:frame draw:style-name="fr5" draw:name="图像6" text:anchor-type="as-char" svg:width="4.207cm" svg:height="0.212cm" draw:z-index="6"><draw:image xlink:href="../../../../../../../C:%5CUsers%5Cpc%5CAppData%5CLocal%5CTemp%5Cksohtml%5CwpsB851.tmp.png" xlink:type="simple" xlink:show="embed" xlink:actuate="onLoad"/></draw:frame></text:p></draw:text-box></draw:frame> </text:p>
      <text:h text:style-name="P10" text:outline-level="2"><text:span text:style-name="T6">3</text:span><text:span text:style-name="T12">　静态网页和动态网页</text:span></text:h>
      <text:p text:style-name="P5"><text:span text:style-name="T7">早期在</text:span>Internet<text:span text:style-name="T7">上都是静态网页，即</text:span><text:span text:style-name="T1">html</text:span><text:span text:style-name="T7">页面。静态网页的数据都是不能自动变化的，例如网页上的当前用户信息：“欢迎</text:span><text:span text:style-name="T1">XXX</text:span><text:span text:style-name="T7">登录本系统”，这说明当前用户名为</text:span><text:span text:style-name="T1">XXX</text:span><text:span text:style-name="T7">。如果有其他用户登录系统就应该显示其他用户的名字，而且无需修改页面！说白一点，用户名应该是</text:span><text:soft-page-break/><text:span text:style-name="T7">变量，而不是常量！这是静态网页做不到的！</text:span></text:p>
      <text:p text:style-name="P5"><text:span text:style-name="T7">动态网页可以中包含变量，数据的变化就不是问题了。但动态网页只能在</text:span><text:span text:style-name="T18">服务器</text:span><text:span text:style-name="T7">端使用，</text:span><text:span text:style-name="T13">客户端浏览器只能识别静态网页。所以，如果用户请求的是动态网页，那么就需要服务器先把动态网页转换成静态网页发送给客户端浏览器！</text:span></text:p>
      <text:p text:style-name="P5"><text:span text:style-name="T18">动态</text:span><text:span text:style-name="T20">网页必须有服务器来处理。</text:span></text:p>
      <text:h text:style-name="P10" text:outline-level="2"><text:span text:style-name="T6">4</text:span><text:span text:style-name="T12">　常见的网页</text:span></text:h>
      <text:p text:style-name="P3">　　动态网页：</text:p>
      <text:p text:style-name="P6">php<text:span text:style-name="T7">、</text:span><text:span text:style-name="T1">asp</text:span><text:span text:style-name="T7">、</text:span><text:span text:style-name="T1">aspx</text:span></text:p>
      <text:p text:style-name="P6">jsp<text:span text:style-name="T7">、</text:span><text:span text:style-name="T1">.do</text:span><text:span text:style-name="T7">、</text:span><text:span text:style-name="T1">.action</text:span></text:p>
      <text:p text:style-name="P6"><text:span text:style-name="T7">我们要学习的是</text:span>JSP<text:span text:style-name="T7">（</text:span><text:span text:style-name="T1">Java server pages</text:span><text:span text:style-name="T7">），与其相关的是</text:span><text:span text:style-name="T1">do</text:span><text:span text:style-name="T7">（</text:span><text:span text:style-name="T1">struts1</text:span><text:span text:style-name="T7">）、</text:span><text:span text:style-name="T1">action</text:span><text:span text:style-name="T7">（</text:span><text:span text:style-name="T1">struts2</text:span><text:span text:style-name="T7">）</text:span></text:p>
      <text:p text:style-name="P7">静态网页：</text:p>
      <text:p text:style-name="P6">htm<text:span text:style-name="T7">、</text:span><text:span text:style-name="T1">html</text:span></text:p>
      <text:h text:style-name="P10" text:outline-level="2"><text:span text:style-name="T6">5</text:span><text:span text:style-name="T12">　</text:span><text:span text:style-name="T15">web</text:span><text:span text:style-name="T12">服务器</text:span></text:h>
      <text:p text:style-name="P6">Web<text:span text:style-name="T7">服务器的作用是接收客户端的请求，给客户端作出响应。</text:span></text:p>
      <text:p text:style-name="P6"><text:span text:style-name="T7">知名</text:span>Java Web<text:span text:style-name="T7">服务器</text:span></text:p>
      <text:p text:style-name="P8"><text:span text:style-name="T24">l</text:span>Tomcat<text:span text:style-name="T7">（</text:span><text:span text:style-name="T1">Apache</text:span><text:span text:style-name="T7">）：用来开发学习使用；免费</text:span><text:span text:style-name="T22">，开源</text:span></text:p>
      <text:p text:style-name="P8"><text:span text:style-name="T24">l</text:span>JBoss<text:span text:style-name="T7">（</text:span><text:span text:style-name="T1">Redhat</text:span><text:span text:style-name="T7">红帽）：；</text:span></text:p>
      <text:p text:style-name="P8"><text:span text:style-name="T24">l</text:span>Weblogic<text:span text:style-name="T7">（</text:span><text:span text:style-name="T1">Orcale</text:span><text:span text:style-name="T7">）：要钱的！使用</text:span><text:span text:style-name="T1">Tomcat</text:span><text:span text:style-name="T7">开发，项目写完了，放到</text:span><text:span text:style-name="T1">Weblogic</text:span><text:span text:style-name="T7">上运行；</text:span></text:p>
      <text:p text:style-name="P8"><text:span text:style-name="T24">l</text:span>Websphere<text:span text:style-name="T7">（</text:span><text:span text:style-name="T1">IBM</text:span><text:span text:style-name="T7">）：要钱的！与</text:span><text:span text:style-name="T1">Weblogic</text:span><text:span text:style-name="T7">相似。</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Calibri" svg:font-family="Calibri"/>
    <style:font-face style:name="Cambria" svg:font-family="Cambria"/>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宋体" style:font-family-asian="宋体"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40S</meta:editing-duration>
    <meta:editing-cycles>4</meta:editing-cycles>
    <meta:generator>LibreOffice/5.3.0.3$Windows_X86_64 LibreOffice_project/7074905676c47b82bbcfbea1aeefc84afe1c50e1</meta:generator>
    <dc:date>2018-03-10T15:04:31.114000000</dc:date>
    <meta:document-statistic meta:table-count="0" meta:image-count="1" meta:object-count="0" meta:page-count="2" meta:paragraph-count="38" meta:word-count="793" meta:character-count="1008" meta:non-whitespace-character-count="991"/>
    <meta:user-defined meta:name="Info 1"/>
    <meta:user-defined meta:name="Info 2"/>
    <meta:user-defined meta:name="Info 3"/>
    <meta:user-defined meta:name="Info 4"/>
  </office:meta>
</office:document-meta>
</file>